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9742" officeooo:paragraph-rsid="00029742"/>
    </style:style>
    <style:style style:name="T1" style:family="text">
      <style:text-properties officeooo:rsid="0001ec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 <text:span text:style-name="T1">Soil Humidity Probe</text:span></text:p>
      <text:p text:style-name="Standard">- <text:span text:style-name="T1">Camera Mounted on 1 DOF Platform</text:span></text:p>
      <text:p text:style-name="Standard">- <text:span text:style-name="T1">Lights for operation in dark</text:span></text:p>
      <text:p text:style-name="Standard">- <text:span text:style-name="T1">Insect or plant disease <text:s/>detection.</text:span></text:p>
      <text:p text:style-name="Standard">- <text:span text:style-name="T1">LoRa Transmitter module.</text:span></text:p>
      <text:p text:style-name="Standard">- <text:span text:style-name="T1">MCU (STM32) for controls and processor (Rpi 4) for processing.</text:span></text:p>
      <text:p text:style-name="Standard">- <text:span text:style-name="T1">Battery (12v, ?mAh)</text:span></text:p>
      <text:p text:style-name="Standard">- </text:p>
      <text:p text:style-name="Standard"/>
      <text:p text:style-name="P1">Rpi will do the navigation and send the data and picture of the soil parameters and pictures of plants at certain waypoints and send it to a central computer to do image processing and make a detailed map of the farm with details of plant’s health and soil parameters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1T21:15:33.704448515</meta:creation-date>
    <meta:generator>LibreOffice/7.3.7.2$Linux_X86_64 LibreOffice_project/30$Build-2</meta:generator>
    <dc:date>2023-10-25T18:31:33.127818421</dc:date>
    <meta:editing-duration>PT7M13S</meta:editing-duration>
    <meta:editing-cycles>2</meta:editing-cycles>
    <meta:document-statistic meta:table-count="0" meta:image-count="0" meta:object-count="0" meta:page-count="1" meta:paragraph-count="9" meta:word-count="92" meta:character-count="503" meta:non-whitespace-character-count="418"/>
  </office:meta>
</office:document-meta>
</file>